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Text_20_body">
      <style:text-properties style:font-name="Times New Roman"/>
    </style:style>
    <style:style style:name="P4" style:family="paragraph" style:parent-style-name="Text_20_body">
      <style:text-properties style:font-name="Times New Roman" style:text-underline-style="solid" style:text-underline-width="auto" style:text-underline-color="font-color"/>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fo:font-style="normal" officeooo:rsid="001df633" officeooo:paragraph-rsid="001df633" style:font-style-asian="normal" style:font-style-complex="normal"/>
    </style:style>
    <style:style style:name="P7" style:family="paragraph" style:parent-style-name="Text_20_body">
      <style:text-properties fo:font-style="italic" officeooo:rsid="001df633" officeooo:paragraph-rsid="001df633" style:font-style-asian="italic" style:font-style-complex="italic"/>
    </style:style>
    <style:style style:name="P8" style:family="paragraph" style:parent-style-name="Text_20_body">
      <style:text-properties style:font-name="Times New Roman"/>
    </style:style>
    <style:style style:name="P9" style:family="paragraph" style:parent-style-name="Heading_20_1">
      <style:text-properties fo:font-style="italic" officeooo:rsid="001df633" officeooo:paragraph-rsid="001df633" style:font-style-asian="italic" style:font-style-complex="italic"/>
    </style:style>
    <style:style style:name="T1" style:family="text">
      <style:text-properties fo:font-style="italic" style:font-style-asian="italic" style:font-style-complex="italic"/>
    </style:style>
    <style:style style:name="T2" style:family="text">
      <style:text-properties officeooo:rsid="0021c2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Ateliers JasperServer</text:h>
      <text:p text:style-name="P7"/>
      <text:h text:style-name="Heading_20_2" text:outline-level="2">12.1 Installation</text:h>
      <text:p text:style-name="P6">Effectuer l’installation du bundle Tomcat/Postgres avec la base exemples</text:p>
      <text:p text:style-name="P6">Se connecter à l’application</text:p>
      <text:p text:style-name="P6">Configurer <text:span text:style-name="T1">JasperoftStudio</text:span> afin de se connecter au serveur</text:p>
      <text:h text:style-name="Heading_20_2" text:outline-level="2"><text:span text:style-name="T2">12.2 </text:span>Mise à disposition d'un rapport sur JasperServer</text:h>
      <text:p text:style-name="Text_20_body"/>
      <text:p text:style-name="Text_20_body">Le but de ce TP est de se familiariser avec la création d'un rapport publié sur JasperServer. </text:p>
      <text:p text:style-name="Text_20_body">Le rapport utilisé est celui du TP5 sur les paramètres. </text:p>
      <text:p text:style-name="P1">Déclaration d'une nouvelle source de données JNDI</text:p>
      <text:p text:style-name="P2">Pour cela, il est nécessaire de déclarer la base de données exemples dans la configuration de l'application jasperserver. </text:p>
      <text:p text:style-name="P2">Voir le fichier <text:span text:style-name="T1">$TOMCAT_HOME/webapps/jasperserver/META-INF/context.xml</text:span></text:p>
      <text:p text:style-name="P2"/>
      <text:p text:style-name="P2">Ensuite, la déclaration de la source JNDI s'effectue par l'interface de l'application web.</text:p>
      <text:p text:style-name="P2"/>
      <text:p text:style-name="P1">Création du rapport avec l'interface JasperServer</text:p>
      <text:p text:style-name="Text_20_body">Créer un nouveau rapport dans le répertoire <text:span text:style-name="T1">Reports/TP</text:span> du serveur. Importer toutes les ressources nécessaires et créer également un contrôle permettant de spécifier le paramètre du rapport indiquant le pays. Le contrôle utilisé étant une liste déroulante affichant tous les choix possibles issus de la base de données.</text:p>
      <text:p text:style-name="Text_20_body"/>
      <text:p text:style-name="P5">Programmer la génération de rapport</text:p>
      <text:p text:style-name="Text_20_body">Programmer le rapport pour qu'il s'exécute 3 fois toutes les 5 minutes pour un pays donné. Si possible, envoyer le rapport en PDF à une adresse email.</text:p>
      <text:p text:style-name="Text_20_body">Surveiller l'exécution du rapport via JasperServer (Liste des jobs et messages)</text:p>
      <text:p text:style-name="P3"/>
      <text:p text:style-name="P4">Lien de type Drill-down</text:p>
      <text:p text:style-name="P3">Reprendre le TP n° 6 sur les groupes et variables et ajouter sur le libellé pays un lien permettant (dans le contexte JasperServer) d'afficher le rapport sur les paramètres. Le type de lien est cette fois-ci « ReportExecution » et les paramètres de lien doivent contenir le paramètre <text:span text:style-name="T1">_report</text:span> et le paramètre fonctionnel représentant le pays. Enfin, le rapport paramétré doit être modifié afin qu'il n'affiche pas la dialogue de prom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initial-creator>David THIBAU</meta:initial-creator>
    <meta:creation-date>2006-09-24T22:34:28</meta:creation-date>
    <dc:date>2019-01-15T19:05:50.511424958</dc:date>
    <dc:language>fr-FR</dc:language>
    <meta:editing-cycles>44</meta:editing-cycles>
    <meta:editing-duration>PT11H19M36S</meta:editing-duration>
    <meta:document-statistic meta:table-count="0" meta:image-count="0" meta:object-count="0" meta:page-count="1" meta:paragraph-count="19" meta:word-count="274" meta:character-count="1819" meta:non-whitespace-character-count="1561"/>
    <meta:user-defined meta:name="Info 1"/>
    <meta:user-defined meta:name="Info 2"/>
    <meta:user-defined meta:name="Info 3"/>
    <meta:user-defined meta:name="Info 4"/>
  </office:meta>
</office:document-meta>
</file>